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450" officeooo:paragraph-rsid="000d2450"/>
    </style:style>
    <style:style style:name="P2" style:family="paragraph" style:parent-style-name="Standard">
      <style:text-properties officeooo:rsid="000d2450" officeooo:paragraph-rsid="000f9739"/>
    </style:style>
    <style:style style:name="P3" style:family="paragraph" style:parent-style-name="Standard">
      <style:text-properties fo:font-weight="bold" officeooo:rsid="000e89d6" officeooo:paragraph-rsid="000e89d6" style:font-weight-asian="bold" style:font-weight-complex="bold"/>
    </style:style>
    <style:style style:name="P4" style:family="paragraph" style:parent-style-name="Standard">
      <style:text-properties fo:font-weight="bold" officeooo:rsid="000f9739" officeooo:paragraph-rsid="000f9739" style:font-weight-asian="bold" style:font-weight-complex="bold"/>
    </style:style>
    <style:style style:name="P5" style:family="paragraph" style:parent-style-name="Standard">
      <style:text-properties fo:font-weight="normal" officeooo:rsid="000e89d6" officeooo:paragraph-rsid="000e89d6" style:font-weight-asian="normal" style:font-weight-complex="normal"/>
    </style:style>
    <style:style style:name="P6" style:family="paragraph" style:parent-style-name="Standard">
      <style:text-properties fo:font-weight="normal" officeooo:rsid="000e89d6" officeooo:paragraph-rsid="000f9739" style:font-weight-asian="normal" style:font-weight-complex="normal"/>
    </style:style>
    <style:style style:name="P7" style:family="paragraph" style:parent-style-name="Standard">
      <style:text-properties fo:font-weight="normal" officeooo:rsid="000f9739" officeooo:paragraph-rsid="000f9739" style:font-weight-asian="normal" style:font-weight-complex="normal"/>
    </style:style>
    <style:style style:name="P8" style:family="paragraph" style:parent-style-name="Standard">
      <style:text-properties officeooo:rsid="000f9739" officeooo:paragraph-rsid="000f9739"/>
    </style:style>
    <style:style style:name="T1" style:family="text">
      <style:text-properties officeooo:rsid="000d2450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d2450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e89d6"/>
    </style:style>
    <style:style style:name="T6" style:family="text">
      <style:text-properties style:text-position="0% 100%" officeooo:rsid="000d2450"/>
    </style:style>
    <style:style style:name="T7" style:family="text">
      <style:text-properties style:text-position="0% 100%" officeooo:rsid="000f9739"/>
    </style:style>
    <style:style style:name="T8" style:family="text">
      <style:text-properties officeooo:rsid="000e89d6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0f9739"/>
    </style:style>
    <style:style style:name="T11" style:family="text">
      <style:text-properties officeooo:rsid="000f97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y bienvenido a esta lección, donde veremos, los dos primeros casos con los que nos podemos encontrar al momento de encontrar las fracciones parciales, como había mencionado, tenemos una fracción propia, y facto rizamos el denominador, el primer caso es que la factorización de Q(x), tenga factores lineales no repetidos, es decir </text:p>
      <text:p text:style-name="P1"/>
      <text:p text:style-name="P1"><text:tab/><text:tab/><text:tab/><text:tab/>Q(x)=(a<text:span text:style-name="T2">1</text:span><text:span text:style-name="T4">x+b</text:span><text:span text:style-name="T2">1</text:span>)(a<text:span text:style-name="T2">2</text:span><text:span text:style-name="T4">x+b</text:span><text:span text:style-name="T2">2</text:span>)...(a<text:span text:style-name="T2">n</text:span><text:span text:style-name="T4">x+b</text:span><text:span text:style-name="T2">n</text:span>)</text:p>
      <text:p text:style-name="P1"/>
      <text:p text:style-name="P1">entonces la descomposición en fracciones parciales nos quedara como </text:p>
      <text:p text:style-name="P1"/>
      <text:p text:style-name="P1"><text:tab/><text:tab/><text:tab/><text:tab/><text:span text:style-name="T8">P(x)/</text:span>Q(x)=A<text:span text:style-name="T2">1</text:span>/(a<text:span text:style-name="T2">1</text:span><text:span text:style-name="T4">x+b</text:span><text:span text:style-name="T2">1</text:span>)+A<text:span text:style-name="T2">2</text:span>/(a<text:span text:style-name="T2">2</text:span><text:span text:style-name="T4">x+b</text:span><text:span text:style-name="T2">2</text:span>)+...+A<text:span text:style-name="T2">n</text:span>/(a<text:span text:style-name="T2">n</text:span><text:span text:style-name="T4">x+b</text:span><text:span text:style-name="T2">n</text:span>)</text:p>
      <text:p text:style-name="P2">noten que hay un numerador <text:span text:style-name="T11">es distinto</text:span> por cada factor lineal, y no sabemos <text:span text:style-name="T11">que valor tiene,</text:span> de hecho es lo que debemos determinar, <text:span text:style-name="T11">antes de ver el ejemplo piensen porque esto es así, piensen que al sumar</text:span></text:p>
      <text:p text:style-name="P2">A<text:span text:style-name="T2">1</text:span>/(a<text:span text:style-name="T2">1</text:span><text:span text:style-name="T4">x+b</text:span><text:span text:style-name="T2">1</text:span>)+A<text:span text:style-name="T2">2</text:span>/(a<text:span text:style-name="T2">2</text:span><text:span text:style-name="T4">x+b</text:span><text:span text:style-name="T2">2</text:span>)+...+A<text:span text:style-name="T2">n</text:span>/(a<text:span text:style-name="T2">n</text:span><text:span text:style-name="T4">x+b</text:span><text:span text:style-name="T2">n</text:span>)</text:p>
      <text:p text:style-name="P8">el común denominador es <text:span text:style-name="T1">(a</text:span><text:span text:style-name="T3">1</text:span><text:span text:style-name="T6">x+b</text:span><text:span text:style-name="T3">1</text:span><text:span text:style-name="T1">)(a</text:span><text:span text:style-name="T3">2</text:span><text:span text:style-name="T6">x+b</text:span><text:span text:style-name="T3">2</text:span><text:span text:style-name="T1">)...(a</text:span><text:span text:style-name="T3">n</text:span><text:span text:style-name="T6">x+b</text:span><text:span text:style-name="T3">n</text:span><text:span text:style-name="T1">), </text:span>pero no sabemos aun cuales serian los numeradores, <text:s/>vamos a ver un ejemplo pero antes <text:span text:style-name="T5">para que quede mucho más claro. </text:span></text:p>
      <text:p text:style-name="P1"><text:span text:style-name="T5"/></text:p>
      <text:p text:style-name="P3"><text:span text:style-name="T4">EL EJEMPLO ES EL DE LA PAGINA 192 EXPLICAR COMO LA SOLUCIÓN PUEDE DARSE POR UN SISTEMA DE ECUACIONES PERO ES MÁS FÁCIL POR SUSTITUCIÓN </text:span></text:p>
      <text:p text:style-name="P3"><text:span text:style-name="T4"/></text:p>
      <text:p text:style-name="P5"><text:span text:style-name="T4">bien repito que si no comprenden muy bien tómense su tiempo y tranquilos que solo podemos encontrarnos con 4 posibles escenarios, el segundo de estos es que Q(x) se factorize en sistemas lineales repetidos, es decir que </text:span></text:p>
      <text:p text:style-name="P5"><text:span text:style-name="T4"/></text:p>
      <text:p text:style-name="P5"><text:span text:style-name="T4"><text:tab/><text:tab/>Q(x)=(ax+b)(ax+b)...(ax+b) lo que es igual a (ax+b)</text:span><text:span text:style-name="T9">n</text:span></text:p>
      <text:p text:style-name="P5"><text:span text:style-name="T4">en este caso las fracciones parciales tendrian la forma </text:span></text:p>
      <text:p text:style-name="P5"><text:span text:style-name="T4"/></text:p>
      <text:p text:style-name="P5"><text:span text:style-name="T4"><text:tab/><text:tab/><text:tab/>P(x)/</text:span><text:span text:style-name="T6">Q(x)</text:span><text:span text:style-name="T4">=A</text:span><text:span text:style-name="T2">1</text:span><text:span text:style-name="T4">/(ax+b)+A</text:span><text:span text:style-name="T2">2</text:span><text:span text:style-name="T4">/(ax+b)</text:span><text:span text:style-name="T9">2</text:span><text:span text:style-name="T4">+...+A</text:span><text:span text:style-name="T2">n</text:span><text:span text:style-name="T4">/(ax+b)</text:span><text:span text:style-name="T9">n</text:span></text:p>
      <text:p text:style-name="P5"><text:span text:style-name="T4"/></text:p>
      <text:p text:style-name="P6"><text:span text:style-name="T4">noten que aquí a diferencia del caso contrario, </text:span><text:span text:style-name="T7">el denominador permanece igual pero aumenta de potencia, mientras que en numerador, es distinto al igual que el caso contrario, igual que el caso contrari piensen que al sumar </text:span><text:span text:style-name="T4">A</text:span><text:span text:style-name="T2">1</text:span><text:span text:style-name="T4">/(ax+b)+A</text:span><text:span text:style-name="T2">2</text:span><text:span text:style-name="T4">/(ax+b)</text:span><text:span text:style-name="T9">2</text:span><text:span text:style-name="T4">+...+A</text:span><text:span text:style-name="T2">n</text:span><text:span text:style-name="T4">/(ax+b)</text:span><text:span text:style-name="T9">n </text:span></text:p>
      <text:p text:style-name="P6"><text:span text:style-name="T7">el factor comun sera (ax+b)</text:span><text:span text:style-name="T10">n </text:span><text:span text:style-name="T7">, y de igual modo no sabemos aun a que equivaldrían los numeradores, pues para resolverlo se resuelve de la misma manera, veamos un ejemplo </text:span></text:p>
      <text:p text:style-name="P5"><text:span text:style-name="T7"/></text:p>
      <text:p text:style-name="P4"><text:span text:style-name="T4">USAR EJEMPLO PAGINA 196</text:span></text:p>
      <text:p text:style-name="P4"><text:span text:style-name="T4"/></text:p>
      <text:p text:style-name="P7"><text:span text:style-name="T4">la próxima lección veremos los dos últimos casos posibles al resolver fracciones parciales.</text:span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0:57:24.750000000</meta:creation-date>
    <dc:date>2019-07-05T21:27:20.765000000</dc:date>
    <meta:editing-duration>PT6M53S</meta:editing-duration>
    <meta:editing-cycles>1</meta:editing-cycles>
    <meta:document-statistic meta:table-count="0" meta:image-count="0" meta:object-count="0" meta:page-count="1" meta:paragraph-count="16" meta:word-count="293" meta:character-count="1962" meta:non-whitespace-character-count="1663"/>
    <meta:generator>LibreOffice/6.1.1.2$Windows_X86_64 LibreOffice_project/5d19a1bfa650b796764388cd8b33a5af1f5baa1b</meta:generator>
  </office:meta>
</office:document-meta>
</file>